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7"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8" style:family="paragraph" style:parent-style-name="Standard">
      <style:text-properties officeooo:rsid="00180929" officeooo:paragraph-rsid="0026e00c"/>
    </style:style>
    <style:style style:name="P9" style:family="paragraph" style:parent-style-name="Text_20_body">
      <style:paragraph-properties fo:margin-left="0.4925in" fo:margin-right="0in" fo:text-indent="0in" style:auto-text-indent="false"/>
      <style:text-properties officeooo:rsid="001b5ed5" officeooo:paragraph-rsid="001b5ed5"/>
    </style:style>
    <style:style style:name="P10"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11"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12" style:family="paragraph" style:parent-style-name="Text_20_body">
      <style:paragraph-properties fo:margin-left="0.4925in" fo:margin-right="0in" fo:text-indent="0in" style:auto-text-indent="false"/>
      <style:text-properties officeooo:rsid="001d39d4" officeooo:paragraph-rsid="001d39d4"/>
    </style:style>
    <style:style style:name="P13"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14"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5"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6"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7" style:family="paragraph" style:parent-style-name="Text_20_body">
      <style:paragraph-properties fo:margin-left="0.4925in" fo:margin-right="0in" fo:text-indent="0in" style:auto-text-indent="false"/>
      <style:text-properties officeooo:rsid="001d39d4" officeooo:paragraph-rsid="0025565f"/>
    </style:style>
    <style:style style:name="P18" style:family="paragraph" style:parent-style-name="Text_20_body">
      <style:paragraph-properties fo:margin-left="0.4925in" fo:margin-right="0in" fo:text-indent="0in" style:auto-text-indent="false"/>
      <style:text-properties officeooo:rsid="001d852f" officeooo:paragraph-rsid="001d852f"/>
    </style:style>
    <style:style style:name="P19"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0" style:family="paragraph" style:parent-style-name="Text_20_body">
      <loext:graphic-properties draw:fill-hatch-name="hatch"/>
      <style:paragraph-properties fo:margin-left="0.4925in" fo:margin-right="0in" fo:text-indent="0in" style:auto-text-indent="false"/>
      <style:text-properties officeooo:rsid="001d852f" officeooo:paragraph-rsid="002bf429"/>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ext_20_body">
      <style:text-properties officeooo:rsid="0024574b" officeooo:paragraph-rsid="0024574b"/>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4" style:family="paragraph" style:parent-style-name="Text_20_body">
      <style:text-properties officeooo:rsid="0025565f" officeooo:paragraph-rsid="0025565f"/>
    </style:style>
    <style:style style:name="P25" style:family="paragraph" style:parent-style-name="Standard">
      <style:text-properties officeooo:rsid="0025565f" officeooo:paragraph-rsid="0025565f"/>
    </style:style>
    <style:style style:name="P26" style:family="paragraph" style:parent-style-name="Standard">
      <style:text-properties officeooo:rsid="0025565f" officeooo:paragraph-rsid="0028afbf"/>
    </style:style>
    <style:style style:name="P27" style:family="paragraph" style:parent-style-name="Text_20_body">
      <style:text-properties officeooo:paragraph-rsid="0024574b"/>
    </style:style>
    <style:style style:name="P28" style:family="paragraph" style:parent-style-name="Standard">
      <style:text-properties officeooo:rsid="0026e00c" officeooo:paragraph-rsid="0026e00c"/>
    </style:style>
    <style:style style:name="P29" style:family="paragraph" style:parent-style-name="Standard">
      <style:text-properties officeooo:rsid="001938b8" officeooo:paragraph-rsid="00180929"/>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1in" style:type="right" style:leader-style="dotted" style:leader-text="."/>
        </style:tab-stops>
      </style:paragraph-properties>
    </style:style>
    <style:style style:name="P32" style:family="paragraph" style:parent-style-name="Heading_20_2">
      <style:text-properties officeooo:rsid="0024574b" officeooo:paragraph-rsid="0024574b"/>
    </style:style>
    <style:style style:name="P33" style:family="paragraph" style:parent-style-name="Text_20_body">
      <style:paragraph-properties fo:margin-left="0in" fo:margin-right="0in" fo:text-indent="0in" style:auto-text-indent="false"/>
      <style:text-properties officeooo:rsid="0025565f" officeooo:paragraph-rsid="0025565f"/>
    </style:style>
    <style:style style:name="P34" style:family="paragraph" style:parent-style-name="Text_20_body">
      <style:paragraph-properties fo:margin-left="0in" fo:margin-right="0in" fo:text-indent="0in" style:auto-text-indent="false"/>
      <style:text-properties officeooo:rsid="002c98a2" officeooo:paragraph-rsid="002c98a2"/>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weight="normal" officeooo:rsid="001d39d4" style:font-weight-asian="normal" style:font-weight-complex="normal"/>
    </style:style>
    <style:style style:name="T4" style:family="text">
      <style:text-properties fo:font-weight="normal" officeooo:rsid="002bf429"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bf429" style:font-style-asian="italic" style:font-weight-asian="normal" style:font-style-complex="italic" style:font-weight-complex="normal"/>
    </style:style>
    <style:style style:name="T7" style:family="text">
      <style:text-properties fo:font-style="italic" fo:font-weight="normal" officeooo:rsid="001d39d4"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20720" style:font-weight-asian="bold" style:font-weight-complex="bold"/>
    </style:style>
    <style:style style:name="T11" style:family="text">
      <style:text-properties officeooo:rsid="00180929"/>
    </style:style>
    <style:style style:name="T12" style:family="text">
      <style:text-properties officeooo:rsid="001938b8"/>
    </style:style>
    <style:style style:name="T13" style:family="text">
      <style:text-properties officeooo:rsid="001ac451"/>
    </style:style>
    <style:style style:name="T14" style:family="text">
      <style:text-properties officeooo:rsid="0025565f"/>
    </style:style>
    <style:style style:name="T15" style:family="text">
      <style:text-properties officeooo:rsid="0025eacc"/>
    </style:style>
    <style:style style:name="T16" style:family="text">
      <style:text-properties officeooo:rsid="0026e00c"/>
    </style:style>
    <style:style style:name="T17" style:family="text">
      <style:text-properties officeooo:rsid="00285f16"/>
    </style:style>
    <style:style style:name="T18" style:family="text">
      <style:text-properties officeooo:rsid="002c98a2"/>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11">FTP</text:span> Reference Manual</text:p>
      <text:p text:style-name="P2"><text:date style:data-style-name="N41" text:date-value="2023-04-07T15:56:44.216887266">April 7,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2574_1034753722" text:style-name="Index_20_Link" text:visited-style-name="Index_20_Link">Introduction<text:tab/>1</text:a></text:p>
          <text:p text:style-name="P30"><text:a xlink:type="simple" xlink:href="#__RefHeading___Toc2077_3518333918" text:style-name="Index_20_Link" text:visited-style-name="Index_20_Link">FTP Usage<text:tab/>1</text:a></text:p>
          <text:p text:style-name="P31"><text:a xlink:type="simple" xlink:href="#__RefHeading___Toc22576_1034753722" text:style-name="Index_20_Link" text:visited-style-name="Index_20_Link">Commands<text:tab/>1</text:a></text:p>
          <text:p text:style-name="P30"><text:a xlink:type="simple" xlink:href="#__RefHeading___Toc3002_3518333918" text:style-name="Index_20_Link" text:visited-style-name="Index_20_Link">FTPPIP Usage<text:tab/>2</text:a></text:p>
          <text:p text:style-name="P30"><text:a xlink:type="simple" xlink:href="#__RefHeading___Toc1313_3518333918" text:style-name="Index_20_Link" text:visited-style-name="Index_20_Link">WIZCFG<text:tab/>3</text:a></text:p>
          <text:p text:style-name="P30"><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11">using a simplified version of “ftp” designed for HDOS </text:span><text:span text:style-name="T13">and use</text:span><text:span text:style-name="T11"> </text:span><text:span text:style-name="T13">with</text:span><text:span text:style-name="T11"> CP/NET servers. As such, the program operates as a network-oriented command shell. </text:span><text:span text:style-name="T18">In addition, a specialized version called “ftppip” performs the get/put actions based on a PIP-like expression.</text:span></text:p>
      <text:p text:style-name="P1"/>
      <text:h text:style-name="Heading_20_2" text:outline-level="2"><text:bookmark-start text:name="__RefHeading___Toc2077_3518333918"/><text:span text:style-name="T18">FTP </text:span>Usage<text:bookmark-end text:name="__RefHeading___Toc2077_3518333918"/></text:h>
      <text:p text:style-name="P8"><text:span text:style-name="T16">FTP.ABS takes one optional argument, the hexadecimal server ID. If this argument is present, then FTP will perform an “open” command to that server ID before prompting. </text:span><text:span text:style-name="T17">Otherwise, the user must do an “open” command before remote files can be accessed. </text:span><text:span text:style-name="T16">When FTP is ready for user commands, it will display the prompt “ftp&gt;”.</text:span></text:p>
      <text:p text:style-name="P4"/>
      <text:p text:style-name="P29">The command “help” will display a list of available commands.</text:p>
      <text:p text:style-name="P4"/>
      <text:p text:style-name="P26">The “status” commands shows the current status of the <text:span text:style-name="T16">FTP</text:span> session. This includes the remote connection status as well as the current local HDOS device.</text:p>
      <text:p text:style-name="P25"/>
      <text:p text:style-name="P28">The FTP session maintains the notion of current local (HDOS) device and current remote drive. All operations are executed within this context, and these current drives cannot be overridden with command arguments. In other words, a file argument cannot be prefixed with a drive or device. Note that the remote drive name is <text:span text:style-name="T17">always</text:span> reset to “A:” after <text:span text:style-name="T17">an</text:span> “open” command.</text:p>
      <text:p text:style-name="P28"/>
      <text:h text:style-name="Heading_20_3" text:outline-level="3"><text:bookmark-start text:name="__RefHeading___Toc22576_1034753722"/>Commands<text:bookmark-end text:name="__RefHeading___Toc22576_1034753722"/></text:h>
      <text:p text:style-name="P7"><text:span text:style-name="T9">open</text:span> <text:span text:style-name="T8">sid</text:span></text:p>
      <text:p text:style-name="P5">Opens a connection (socket) to the specified server ID, designated as a hexadecimal number between 0 and FE. The server ID must have been set-up in the network configuration (e.g. see <text:span text:style-name="T9">wizcfg</text:span> for WIZnet networks). <text:span text:style-name="T12">There must not be a connection open.</text:span></text:p>
      <text:p text:style-name="P6"><text:soft-page-break/><text:span text:style-name="T9">close</text:span> </text:p>
      <text:p text:style-name="P5">Close the current connection. This must be done in order to open a new connection (e.g. to a different server).</text:p>
      <text:p text:style-name="P19"><text:span text:style-name="T9">quit</text:span> </text:p>
      <text:p text:style-name="P18">Quit ftp, closing any connection.</text:p>
      <text:p text:style-name="P10"><text:span text:style-name="T9">cd</text:span> <text:span text:style-name="T8">drive</text:span></text:p>
      <text:p text:style-name="P9">Change the remote drive. Since remote servers are CP/NET, <text:span text:style-name="T8">drive</text:span> is designated using CP/M nomenclature A: through P:. Default is A:. Resets to default on opening a connection.</text:p>
      <text:p text:style-name="P10"><text:span text:style-name="T9">lcd</text:span> <text:span text:style-name="T8">device</text:span></text:p>
      <text:p text:style-name="P9">Change the local HDOS device. Default is SY0:. <text:span text:style-name="T17">The local device name is not affected by “open” or “close” commands.</text:span></text:p>
      <text:p text:style-name="P10"><text:span text:style-name="T9">status</text:span> </text:p>
      <text:p text:style-name="P9">Display connection status, including current remote drive and local HDOS device.</text:p>
      <text:p text:style-name="P11"><text:span text:style-name="T9">dir</text:span><text:span text:style-name="T1"> [</text:span><text:span text:style-name="T5">pattern</text:span><text:span text:style-name="T1">]</text:span></text:p>
      <text:p text:style-name="P13"><text:span text:style-name="T1">List remote files </text:span><text:span text:style-name="T2">on current remote drive</text:span><text:span text:style-name="T1">, filtered by </text:span><text:span text:style-name="T5">pattern</text:span><text:span text:style-name="T1">.</text:span></text:p>
      <text:p text:style-name="P14"><text:span text:style-name="T10">l</text:span><text:span text:style-name="T9">dir</text:span><text:span text:style-name="T1"> [</text:span><text:span text:style-name="T5">pattern</text:span><text:span text:style-name="T1">]</text:span></text:p>
      <text:p text:style-name="P16"><text:span text:style-name="T1">List </text:span><text:span text:style-name="T2">local</text:span><text:span text:style-name="T1"> files </text:span><text:span text:style-name="T2">on current HDOS device</text:span><text:span text:style-name="T1">, filtered by </text:span><text:span text:style-name="T5">pattern</text:span><text:span text:style-name="T1">.</text:span></text:p>
      <text:p text:style-name="P15"><text:span text:style-name="T9">size</text:span><text:span text:style-name="T1"> </text:span><text:span text:style-name="T6">remote-f</text:span><text:span text:style-name="T5">ile</text:span></text:p>
      <text:p text:style-name="P20"><text:span text:style-name="T1">Show size of </text:span><text:span text:style-name="T6">remote-f</text:span><text:span text:style-name="T5">ile</text:span><text:span text:style-name="T1">, in 1K resolution. <text:s/></text:span><text:span text:style-name="T3">If </text:span><text:span text:style-name="T7">remote-file</text:span><text:span text:style-name="T3"> contains wildcards then </text:span><text:span text:style-name="T4">the total of matching files is shown.</text:span></text:p>
      <text:p text:style-name="P11"><text:span text:style-name="T9">get</text:span> <text:span text:style-name="T8">remote-file</text:span> [<text:span text:style-name="T8">local-file</text:span>]</text:p>
      <text:p text:style-name="P17">Download <text:span text:style-name="T8">remote-file</text:span>, optionally renaming to <text:span text:style-name="T8">local-file</text:span>. If <text:span text:style-name="T8">remote-file</text:span> contains wildcards then <text:span text:style-name="T8">local-file</text:span> is not allowed. <text:span text:style-name="T14">Local files are overwritten without warning.</text:span></text:p>
      <text:p text:style-name="P11"><text:span text:style-name="T9">put</text:span> <text:span text:style-name="T8">local-file</text:span> [<text:span text:style-name="T8">remote-file</text:span>]</text:p>
      <text:p text:style-name="P12">Upload <text:span text:style-name="T8">local-file</text:span>, optionally renaming to <text:span text:style-name="T8">remote-file</text:span>. If <text:span text:style-name="T8">local-file</text:span> contains wildcards then <text:span text:style-name="T8">remote-file</text:span> is not allowed. <text:span text:style-name="T14">Remote files are overwritten without warning.</text:span></text:p>
      <text:p text:style-name="P33">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Heading_20_2" text:outline-level="2"><text:bookmark-start text:name="__RefHeading___Toc3002_3518333918"/>FTPPIP Usage<text:bookmark-end text:name="__RefHeading___Toc3002_3518333918"/></text:h>
      <text:p text:style-name="P34">FTPPIP.ABS takes a single argument which is the expression describing the transfer, similar to the file copy expressions for PIP.ABS. The general syntax is:</text:p>
      <text:p text:style-name="P34"><text:soft-page-break/><text:span text:style-name="T9">ftppip</text:span> <text:span text:style-name="T8">destination</text:span><text:span text:style-name="T9">=</text:span><text:span text:style-name="T8">source</text:span></text:p>
      <text:p text:style-name="P34">Where <text:span text:style-name="T8">destination</text:span> is either a local file expression or a remote file expression. The <text:span text:style-name="T8">source</text:span> expression must be of the opposite type (local/remote).</text:p>
      <text:p text:style-name="P34">Local expressions begin with an HDOS device string, such as “SY0:”.</text:p>
      <text:p text:style-name="P34">Remote expressions begin with an optional hexadecimal server ID in square brackets followed by the remote CP/M drive, such as “A:”. The server ID defaults to “[00]” if none is given.</text:p>
      <text:p text:style-name="P34">If the <text:span text:style-name="T8">source</text:span> expression contains wildcards, then the <text:span text:style-name="T8">destination</text:span> expression must not contain a filename part.</text:p>
      <text:h text:style-name="P32" text:outline-level="2"><text:bookmark-start text:name="__RefHeading___Toc1313_3518333918"/>WIZCFG<text:bookmark-end text:name="__RefHeading___Toc1313_3518333918"/></text:h>
      <text:p text:style-name="P22">For information on using WIZCFG and the WIZnet module, see:</text:p>
      <text:p text:style-name="P22"><text:a xlink:type="simple" xlink:href="https://github.com/durgadas311/cpnet-z80/blob/master/doc/CPNET-WIZ850io.pdf" text:style-name="Internet_20_link" text:visited-style-name="Visited_20_Internet_20_Link">https://github.com/durgadas311/cpnet-z80/blob/master/doc/CPNET-WIZ850io.pdf</text:a></text:p>
      <text:p text:style-name="P22">The HDOS version of WIZCFG does not support CP/NET client device maps or MP/M Server setup.</text:p>
      <text:p text:style-name="P24">Note that the WIZnet chip will lose it’s configuration on RESET (in addition to power off). For this reason, the configuration is stored in NVRAM and the command “WIZCFG R” is used to restore the configuration to the WIZnet chip after booting HDOS.</text:p>
      <text:p text:style-name="P24">In order for a server to be reachable, it must have a WIZnet socket configured with the necessary TCP/IP connection information. A maximum of 8 sockets (servers) may be configured in the WIZnet, at any given time. <text:span text:style-name="T15">Also note that firewalls, routers, etc. must be configured to pass the traffic. This is generally done based on TCP/IP port numbers, </text:span><text:span text:style-name="T17">which are determined by the server configuration</text:span><text:span text:style-name="T15">.</text:span></text:p>
      <text:h text:style-name="Heading_20_2" text:outline-level="2"><text:bookmark-start text:name="__RefHeading___Toc1796_3518333918"/>CP/NET Servers<text:bookmark-end text:name="__RefHeading___Toc1796_3518333918"/></text:h>
      <text:p text:style-name="P27">For information on setting up a CP/NET Server, see:</text:p>
      <text:p text:style-name="P22"><text:a xlink:type="simple" xlink:href="https://github.com/durgadas311/cpnet-z80/blob/master/doc/CpnetSocketServer.pdf" text:style-name="Internet_20_link" text:visited-style-name="Visited_20_Internet_20_Link">https://github.com/durgadas311/cpnet-z80/blob/master/doc/CpnetSocketServer.pdf</text:a></text:p>
      <text:p text:style-name="P23">Note that this version of “ftp” does not support network printers, or network booting. <text:span text:style-name="T14">The JAR file for the server is located here:</text:span></text:p>
      <text:p text:style-name="P22"><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07T15:56:44.056930035</dc:date>
    <meta:editing-duration>PT21H58M43S</meta:editing-duration>
    <meta:editing-cycles>21</meta:editing-cycles>
    <meta:generator>LibreOffice/7.3.7.2$Linux_X86_64 LibreOffice_project/30$Build-2</meta:generator>
    <meta:document-statistic meta:table-count="0" meta:image-count="0" meta:object-count="0" meta:page-count="3" meta:paragraph-count="58" meta:word-count="794" meta:character-count="5110" meta:non-whitespace-character-count="4370"/>
  </office:meta>
</office:document-meta>
</file>